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Helvetica" svg:font-family="Helvetica, Arial, Tahoma, sans-serif"/>
    <style:font-face style:name="OpenSymbol1" svg:font-family="OpenSymbol"/>
    <style:font-face style:name="Roboto" svg:font-family="Roboto, Arial, sans-serif"/>
    <style:font-face style:name="inherit" svg:font-family="inherit"/>
    <style:font-face style:name="synthese" svg:font-family="synthese, sans-serif"/>
    <style:font-face style:name="Times New Roman1" svg:font-family="'Times New Roman'" style:font-family-generic="roman"/>
    <style:font-face style:name="Arial2" svg:font-family="Arial"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333333" style:font-name="Helvetica" fo:font-size="10.5pt" fo:letter-spacing="normal" fo:font-style="normal" fo:font-weight="normal"/>
    </style:style>
    <style:style style:name="P2" style:family="paragraph" style:parent-style-name="Text_20_body">
      <style:text-properties fo:font-variant="normal" fo:text-transform="none" fo:color="#333333" style:font-name="Helvetica" fo:font-size="14pt" fo:letter-spacing="normal" fo:font-style="normal" fo:font-weight="bold" style:font-size-asian="14pt" style:font-weight-asian="bold" style:font-size-complex="14pt" style:font-weight-complex="bold"/>
    </style:style>
    <style:style style:name="P3" style:family="paragraph" style:parent-style-name="Text_20_body">
      <style:text-properties fo:font-variant="normal" fo:text-transform="none" fo:color="#333333" style:font-name="synthese" fo:font-size="14pt" fo:letter-spacing="normal" fo:font-style="normal" fo:font-weight="normal" style:font-size-asian="14pt" style:font-weight-asian="bold" style:font-size-complex="14pt" style:font-weight-complex="bold"/>
    </style:style>
    <style:style style:name="P4" style:family="paragraph" style:parent-style-name="Text_20_body">
      <style:paragraph-properties loext:contextual-spacing="false" fo:margin-left="0cm" fo:margin-right="0cm" fo:margin-top="0cm" fo:margin-bottom="0.265cm" fo:text-align="start" style:justify-single-word="false" fo:orphans="2" fo:widows="2" fo:text-indent="0cm" style:auto-text-indent="false"/>
      <style:text-properties fo:font-variant="normal" fo:text-transform="none" fo:color="#333333" style:font-name="Helvetica" fo:font-size="10.5pt" fo:letter-spacing="normal" fo:font-style="normal" fo:font-weight="normal"/>
    </style:style>
    <style:style style:name="P5" style:family="paragraph" style:parent-style-name="Text_20_body" style:list-style-name="L7">
      <style:paragraph-properties loext:contextual-spacing="false" fo:margin-left="0cm" fo:margin-right="0cm" fo:margin-top="0cm" fo:margin-bottom="0.265cm" fo:text-align="start" style:justify-single-word="false" fo:orphans="2" fo:widows="2" fo:text-indent="0cm" style:auto-text-indent="false"/>
      <style:text-properties fo:font-variant="normal" fo:text-transform="none" fo:color="#333333" style:font-name="Helvetica" fo:font-size="10.5pt" fo:letter-spacing="normal" fo:font-style="normal" fo:font-weight="normal"/>
    </style:style>
    <style:style style:name="P6" style:family="paragraph" style:parent-style-name="Text_20_body">
      <style:paragraph-properties loext:contextual-spacing="false" fo:margin-left="0cm" fo:margin-right="0cm" fo:margin-top="0cm" fo:margin-bottom="0.265cm" fo:text-align="start" style:justify-single-word="false" fo:orphans="2" fo:widows="2" fo:text-indent="0cm" style:auto-text-indent="false"/>
    </style:style>
    <style:style style:name="P7" style:family="paragraph" style:parent-style-name="Text_20_body">
      <style:paragraph-properties loext:contextual-spacing="false" fo:margin-left="0cm" fo:margin-right="0cm" fo:margin-top="0cm" fo:margin-bottom="0.265cm" fo:orphans="2" fo:widows="2" fo:text-indent="0cm" style:auto-text-indent="false"/>
    </style:style>
    <style:style style:name="P8" style:family="paragraph" style:parent-style-name="Text_20_body" style:list-style-name="L8">
      <style:paragraph-properties loext:contextual-spacing="false" fo:margin-left="0cm" fo:margin-right="0cm" fo:margin-top="0cm" fo:margin-bottom="0cm" fo:orphans="2" fo:widows="2" fo:text-indent="0cm" style:auto-text-indent="false" fo:padding="0cm" fo:border="none"/>
    </style:style>
    <style:style style:name="P9" style:family="paragraph" style:parent-style-name="Text_20_body" style:list-style-name="L9">
      <style:paragraph-properties loext:contextual-spacing="false" fo:margin-left="0cm" fo:margin-right="0cm" fo:margin-top="0cm" fo:margin-bottom="0cm" fo:orphans="2" fo:widows="2" fo:text-indent="0cm" style:auto-text-indent="false" fo:padding="0cm" fo:border="none"/>
    </style:style>
    <style:style style:name="P10" style:family="paragraph" style:parent-style-name="Text_20_body" style:list-style-name="L8">
      <style:paragraph-properties loext:contextual-spacing="false" fo:margin-top="0.132cm" fo:margin-bottom="0.247cm" fo:orphans="2" fo:widows="2" fo:padding="0cm" fo:border="none"/>
    </style:style>
    <style:style style:name="P11" style:family="paragraph" style:parent-style-name="Standard">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12" style:family="paragraph" style:parent-style-name="Standard">
      <style:paragraph-properties style:text-autospace="none"/>
      <style:text-properties style:font-name="Times New Roman1" fo:font-size="12pt" style:font-name-asian="Times New Roman1" style:font-size-asian="12pt" style:font-name-complex="Times New Roman1" style:font-size-complex="12pt"/>
    </style:style>
    <style:style style:name="P13" style:family="paragraph" style:parent-style-name="Standard" style:list-style-name="L7">
      <style:paragraph-properties style:text-autospace="none"/>
      <style:text-properties style:font-name="Times New Roman1" fo:font-size="12pt" style:font-name-asian="Times New Roman1" style:font-size-asian="12pt" style:font-name-complex="Times New Roman1" style:font-size-complex="12pt"/>
    </style:style>
    <style:style style:name="P14" style:family="paragraph" style:parent-style-name="Standard">
      <style:paragraph-properties fo:text-align="start" style:justify-single-word="false" style:text-autospace="none"/>
      <style:text-properties style:font-name="Times New Roman1" fo:font-size="12pt"/>
    </style:style>
    <style:style style:name="P15" style:family="paragraph" style:parent-style-name="Standard">
      <style:paragraph-properties fo:text-align="start" style:justify-single-word="false" style:text-autospace="none"/>
      <style:text-properties style:font-name="Times New Roman1" fo:font-size="12pt" fo:background-color="#ffff00" style:font-name-asian="Times New Roman1" style:font-size-asian="12pt" style:font-name-complex="Times New Roman1" style:font-size-complex="12pt"/>
    </style:style>
    <style:style style:name="P16" style:family="paragraph" style:parent-style-name="Standard">
      <style:paragraph-properties style:text-autospace="non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17"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8" style:family="paragraph" style:parent-style-name="Standard">
      <style:paragraph-properties style:text-autospace="none"/>
      <style:text-properties style:font-name="Times New Roman1" fo:font-size="10pt"/>
    </style:style>
    <style:style style:name="P19" style:family="paragraph" style:parent-style-name="Standard" style:list-style-name="L1">
      <style:paragraph-properties fo:text-align="start" style:justify-single-word="false" style:text-autospace="none"/>
    </style:style>
    <style:style style:name="P20" style:family="paragraph" style:parent-style-name="Standard" style:list-style-name="L6">
      <style:paragraph-properties style:text-autospace="none"/>
      <style:text-properties fo:font-variant="normal" fo:text-transform="none" fo:color="#333333" style:font-name="Helvetica" fo:font-size="10.5pt" fo:letter-spacing="normal" fo:font-style="normal" fo:font-weight="normal" style:font-name-asian="Times New Roman1" style:font-size-asian="12pt" style:font-name-complex="Times New Roman1" style:font-size-complex="12pt"/>
    </style:style>
    <style:style style:name="P21" style:family="paragraph" style:parent-style-name="Standard">
      <style:paragraph-properties fo:text-align="start" style:justify-single-word="false" style:text-autospace="none"/>
      <style:text-properties style:font-name="Courier" fo:font-size="9pt" style:font-name-asian="Courier" style:font-size-asian="9pt" style:font-name-complex="Courier" style:font-size-complex="9pt"/>
    </style:style>
    <style:style style:name="P22" style:family="paragraph" style:parent-style-name="Standard">
      <style:paragraph-properties style:text-autospace="none"/>
      <style:text-properties style:font-name="Courier" fo:font-size="9pt" style:font-name-asian="Courier" style:font-size-asian="9pt" style:font-name-complex="Courier" style:font-size-complex="9pt"/>
    </style:style>
    <style:style style:name="P23" style:family="paragraph" style:parent-style-name="Standard">
      <style:paragraph-properties fo:text-align="start" style:justify-single-word="false" style:text-autospace="none"/>
      <style:text-properties style:font-name="Courier" fo:font-size="9pt" fo:font-weight="bold" style:font-name-asian="Courier" style:font-size-asian="9pt" style:font-weight-asian="bold" style:font-name-complex="Courier" style:font-size-complex="9pt" style:font-weight-complex="bold"/>
    </style:style>
    <style:style style:name="P24" style:family="paragraph" style:parent-style-name="Standard">
      <style:paragraph-properties fo:text-align="start" style:justify-single-word="false" style:text-autospace="none"/>
      <style:text-properties fo:color="#800000" style:font-name="Times New Roman1" fo:font-size="12pt" style:font-name-asian="Times New Roman1" style:font-size-asian="12pt" style:font-name-complex="Times New Roman1" style:font-size-complex="12pt"/>
    </style:style>
    <style:style style:name="P25" style:family="paragraph" style:parent-style-name="Standard">
      <style:paragraph-properties fo:text-align="start" style:justify-single-word="false" style:text-autospace="none"/>
      <style:text-properties fo:color="#800000" style:font-name="Times New Roman1" fo:font-size="10pt" style:font-name-asian="Times New Roman1" style:font-size-asian="10pt" style:font-name-complex="Times New Roman1" style:font-size-complex="10pt"/>
    </style:style>
    <style:style style:name="P26" style:family="paragraph" style:parent-style-name="Standard">
      <style:paragraph-properties style:text-autospace="none"/>
      <style:text-properties fo:color="#800000" style:font-name="Times New Roman1" fo:font-size="10pt"/>
    </style:style>
    <style:style style:name="P27" style:family="paragraph" style:parent-style-name="Standard">
      <style:paragraph-properties loext:contextual-spacing="false" fo:margin-left="0cm" fo:margin-right="0cm" fo:margin-top="0cm" fo:margin-bottom="0.265cm" fo:text-align="start" style:justify-single-word="false" fo:orphans="2" fo:widows="2" fo:text-indent="0cm" style:auto-text-indent="false"/>
      <style:text-properties fo:font-variant="normal" fo:text-transform="none" fo:color="#333333" style:font-name="Times New Roman1" fo:font-size="10pt" fo:letter-spacing="normal" fo:font-style="normal" fo:font-weight="normal" style:font-name-asian="Times New Roman1" style:font-size-asian="10pt" style:font-name-complex="Times New Roman1" style:font-size-complex="10pt"/>
    </style:style>
    <style:style style:name="P28" style:family="paragraph" style:parent-style-name="Standard">
      <style:paragraph-properties loext:contextual-spacing="false" fo:margin-left="0cm" fo:margin-right="0cm" fo:margin-top="0cm" fo:margin-bottom="0.265cm" fo:text-align="start" style:justify-single-word="false" fo:orphans="2" fo:widows="2" fo:text-indent="0cm" style:auto-text-indent="false"/>
      <style:text-properties fo:font-variant="normal" fo:text-transform="none" fo:color="#333333" style:font-name="Times New Roman1" fo:font-size="12pt" fo:letter-spacing="normal" fo:font-style="normal" fo:font-weight="normal" style:font-name-asian="Times New Roman1" style:font-size-asian="12pt" style:font-name-complex="Times New Roman1" style:font-size-complex="12pt"/>
    </style:style>
    <style:style style:name="P29" style:family="paragraph" style:parent-style-name="Standard">
      <style:paragraph-properties loext:contextual-spacing="false" fo:margin-left="0cm" fo:margin-right="0cm" fo:margin-top="0cm" fo:margin-bottom="0.265cm" fo:text-align="start" style:justify-single-word="false" fo:orphans="2" fo:widows="2" fo:text-indent="0cm" style:auto-text-indent="false"/>
      <style:text-properties fo:font-variant="normal" fo:text-transform="none" fo:color="#333333" style:font-name="Times New Roman1" fo:font-size="12pt" fo:letter-spacing="normal" fo:font-style="normal" fo:font-weight="bold" style:font-name-asian="Times New Roman1" style:font-size-asian="12pt" style:font-weight-asian="bold" style:font-name-complex="Times New Roman1" style:font-size-complex="12pt" style:font-weight-complex="bold"/>
    </style:style>
    <style:style style:name="P30" style:family="paragraph" style:parent-style-name="Standard">
      <style:paragraph-properties loext:contextual-spacing="false" fo:margin-left="0cm" fo:margin-right="0cm" fo:margin-top="0cm" fo:margin-bottom="0.265cm" fo:orphans="2" fo:widows="2" fo:text-indent="0cm" style:auto-text-indent="false"/>
      <style:text-properties fo:font-variant="normal" fo:text-transform="none" fo:color="#333333" style:font-name="Helvetica" fo:font-size="10.5pt" fo:letter-spacing="normal" fo:font-style="normal" fo:font-weight="normal"/>
    </style:style>
    <style:style style:name="P31" style:family="paragraph" style:parent-style-name="Standard">
      <style:paragraph-properties loext:contextual-spacing="false" fo:margin-left="0cm" fo:margin-right="0cm" fo:margin-top="0cm" fo:margin-bottom="0.265cm" fo:text-align="start" style:justify-single-word="false" fo:orphans="2" fo:widows="2" fo:text-indent="0cm" style:auto-text-indent="false"/>
      <style:text-properties fo:font-variant="normal" fo:text-transform="none" fo:color="#333333" style:font-name="Courier" fo:font-size="9pt" fo:letter-spacing="normal" fo:font-style="normal" fo:font-weight="normal" style:font-name-asian="Courier" style:font-size-asian="9pt" style:font-name-complex="Courier" style:font-size-complex="9pt"/>
    </style:style>
    <style:style style:name="P32" style:family="paragraph" style:parent-style-name="Standard">
      <style:paragraph-properties loext:contextual-spacing="false" fo:margin-left="0cm" fo:margin-right="0cm" fo:margin-top="0cm" fo:margin-bottom="0.265cm" fo:text-align="start" style:justify-single-word="false" fo:orphans="2" fo:widows="2" fo:text-indent="0cm" style:auto-text-indent="false"/>
      <style:text-properties style:font-name="Times New Roman1" fo:font-size="10pt"/>
    </style:style>
    <style:style style:name="P33" style:family="paragraph" style:parent-style-name="Standard">
      <style:paragraph-properties loext:contextual-spacing="false" fo:margin-left="0cm" fo:margin-right="0cm" fo:margin-top="0cm" fo:margin-bottom="0.265cm" fo:text-align="start" style:justify-single-word="false" fo:orphans="2" fo:widows="2" fo:text-indent="0cm" style:auto-text-indent="false"/>
      <style:text-properties style:font-name="Times New Roman1" fo:font-size="10pt" style:font-name-asian="Times New Roman1" style:font-size-asian="10pt" style:font-name-complex="Times New Roman1" style:font-size-complex="10pt"/>
    </style:style>
    <style:style style:name="P34" style:family="paragraph" style:parent-style-name="Standard">
      <style:paragraph-properties loext:contextual-spacing="false" fo:margin-left="0cm" fo:margin-right="0cm" fo:margin-top="0cm" fo:margin-bottom="0.265cm" fo:orphans="2" fo:widows="2" fo:text-indent="0cm" style:auto-text-indent="false"/>
    </style:style>
    <style:style style:name="P35" style:family="paragraph" style:parent-style-name="Standard">
      <style:paragraph-properties loext:contextual-spacing="false" fo:margin-left="0cm" fo:margin-right="0cm" fo:margin-top="0cm" fo:margin-bottom="0cm" fo:orphans="2" fo:widows="2" fo:text-indent="0cm" style:auto-text-indent="false"/>
    </style:style>
    <style:style style:name="T1" style:family="text">
      <style:text-properties fo:background-color="#ffff00"/>
    </style:style>
    <style:style style:name="T2" style:family="text">
      <style:text-properties fo:background-color="#ffff00" style:font-name-asian="Times New Roman1" style:font-size-asian="12pt" style:font-name-complex="Times New Roman1" style:font-size-complex="12pt"/>
    </style:style>
    <style:style style:name="T3" style:family="text">
      <style:text-properties fo:color="#800000" fo:font-weight="bold" style:font-weight-asian="bold" style:font-weight-complex="bold"/>
    </style:style>
    <style:style style:name="T4" style:family="text">
      <style:text-properties fo:font-variant="normal" fo:text-transform="none" fo:color="#333333" style:font-name="Helvetica" fo:font-size="10.5pt" fo:letter-spacing="normal" fo:font-style="normal" style:text-underline-style="solid" style:text-underline-width="auto" style:text-underline-color="font-color" fo:font-weight="normal"/>
    </style:style>
    <style:style style:name="T5" style:family="text">
      <style:text-properties fo:font-variant="normal" fo:text-transform="none" fo:color="#333333" style:font-name="Helvetica" fo:font-size="10.5pt" fo:letter-spacing="normal" fo:font-style="normal" fo:font-weight="normal"/>
    </style:style>
    <style:style style:name="T6" style:family="text">
      <style:text-properties fo:font-variant="normal" fo:text-transform="none" fo:color="#333333" style:font-name="Helvetica" fo:font-size="10.5pt" fo:letter-spacing="normal" fo:font-style="normal" fo:font-weight="bold"/>
    </style:style>
    <style:style style:name="T7" style:family="text">
      <style:text-properties fo:font-variant="normal" fo:text-transform="none" fo:color="#333333" style:font-name="Helvetica" fo:font-size="10.5pt" fo:letter-spacing="normal" fo:font-style="normal" fo:font-weight="bold" fo:background-color="#ffff00"/>
    </style:style>
    <style:style style:name="T8" style:family="text">
      <style:text-properties fo:font-variant="normal" fo:text-transform="none" fo:color="#333333" style:font-name="Times New Roman1" fo:font-size="12pt" fo:letter-spacing="normal" fo:font-style="normal" fo:font-weight="normal" style:font-name-asian="Times New Roman1" style:font-size-asian="12pt" style:font-name-complex="Times New Roman1" style:font-size-complex="12pt"/>
    </style:style>
    <style:style style:name="T9" style:family="text">
      <style:text-properties fo:font-variant="normal" fo:text-transform="none" fo:color="#333333" style:font-name="Times New Roman1" fo:font-size="12pt" fo:letter-spacing="normal" fo:font-style="normal" fo:font-weight="bold" fo:background-color="#ffff00" style:font-name-asian="Times New Roman1" style:font-size-asian="12pt" style:font-name-complex="Times New Roman1" style:font-size-complex="12pt"/>
    </style:style>
    <style:style style:name="T10" style:family="text">
      <style:text-properties fo:font-variant="normal" fo:text-transform="none" fo:color="#333333" style:font-name="Times New Roman1" fo:font-size="12pt" fo:letter-spacing="normal" fo:font-style="normal" fo:font-weight="bold" style:font-name-asian="Times New Roman1" style:font-size-asian="12pt" style:font-weight-asian="bold" style:font-name-complex="Times New Roman1" style:font-size-complex="12pt" style:font-weight-complex="bold"/>
    </style:style>
    <style:style style:name="T11" style:family="text">
      <style:text-properties fo:font-variant="normal" fo:text-transform="none" fo:color="#333333" fo:font-size="12pt" fo:letter-spacing="normal" fo:font-style="normal" fo:font-weight="normal" style:font-name-asian="Times New Roman1" style:font-size-asian="12pt" style:font-name-complex="Times New Roman1" style:font-size-complex="12pt"/>
    </style:style>
    <style:style style:name="T12" style:family="text">
      <style:text-properties fo:font-variant="normal" fo:text-transform="none" fo:color="#333333" fo:font-size="12pt" fo:letter-spacing="normal" fo:font-style="normal" fo:font-weight="normal" style:font-size-asian="12pt" style:font-size-complex="12pt"/>
    </style:style>
    <style:style style:name="T13" style:family="text">
      <style:text-properties fo:font-variant="normal" fo:text-transform="none" fo:color="#333333" fo:font-size="12pt" fo:letter-spacing="normal"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14" style:family="text">
      <style:text-properties fo:font-variant="normal" fo:text-transform="none" fo:color="#333333" fo:font-size="12pt" fo:letter-spacing="normal" fo:font-style="italic" fo:font-weight="bold" style:font-size-asian="12pt" style:font-style-asian="italic" style:font-weight-asian="bold" style:font-size-complex="12pt" style:font-style-complex="italic" style:font-weight-complex="bold"/>
    </style:style>
    <style:style style:name="T15" style:family="text">
      <style:text-properties fo:font-variant="normal" fo:text-transform="none" fo:color="#333333" style:font-name="Courier" fo:font-size="9pt" fo:letter-spacing="normal" fo:font-style="normal" fo:font-weight="bold" style:font-name-asian="Courier" style:font-size-asian="9pt" style:font-name-complex="Courier" style:font-size-complex="9pt"/>
    </style:style>
    <style:style style:name="T16" style:family="text">
      <style:text-properties fo:font-variant="normal" fo:text-transform="none" fo:color="#000000" style:font-name="synthese" fo:font-size="14pt" fo:letter-spacing="normal" fo:font-style="normal" fo:font-weight="normal"/>
    </style:style>
    <style:style style:name="T17" style:family="text">
      <style:text-properties fo:font-variant="normal" fo:text-transform="none" fo:color="#555555" style:font-name="inherit" fo:font-size="12.75pt" fo:letter-spacing="normal" fo:font-style="normal" fo:font-weight="bold" loext:padding="0cm" loext:border="none"/>
    </style:style>
    <style:style style:name="T18" style:family="text">
      <style:text-properties fo:font-variant="normal" fo:text-transform="none" fo:color="#555555" style:font-name="inherit" fo:font-size="12.75pt" fo:letter-spacing="normal" fo:font-style="italic" fo:font-weight="normal" loext:padding="0cm" loext:border="none"/>
    </style:style>
    <style:style style:name="T19" style:family="text">
      <style:text-properties fo:font-variant="normal" fo:text-transform="none" fo:color="#555555" style:font-name="inherit" fo:font-size="12.75pt" fo:letter-spacing="normal" fo:font-style="italic" fo:font-weight="bold" loext:padding="0cm" loext:border="none"/>
    </style:style>
    <style:style style:name="T20" style:family="text">
      <style:text-properties fo:font-variant="normal" fo:text-transform="none" fo:color="#555555" style:font-name="Roboto" fo:font-size="12.75pt" fo:letter-spacing="normal" fo:font-style="normal" fo:font-weight="normal"/>
    </style:style>
    <style:style style:name="T21" style:family="text">
      <style:text-properties fo:font-variant="normal" fo:text-transform="none" fo:color="#555555" fo:letter-spacing="normal"/>
    </style:style>
    <style:style style:name="T22" style:family="text">
      <style:text-properties fo:font-variant="normal" fo:text-transform="none" fo:color="#198cff" style:text-line-through-style="none" style:font-name="Roboto" fo:font-size="12.75pt" fo:letter-spacing="normal" fo:font-style="normal" style:text-underline-style="none" fo:font-weight="normal" style:text-blinking="false" loext:padding="0cm" loext:border="none"/>
    </style:style>
    <style:style style:name="T23" style:family="text">
      <style:text-properties fo:font-size="12pt" style:font-size-asian="12pt" style:font-size-complex="12pt"/>
    </style:style>
    <style:style style:name="T24" style:family="text">
      <style:text-properties fo:font-size="12pt" fo:font-style="italic" fo:font-weight="bold" style:font-size-asian="12pt" style:font-style-asian="italic" style:font-weight-asian="bold" style:font-size-complex="12pt" style:font-style-complex="italic" style:font-weight-complex="bold"/>
    </style:style>
    <style:style style:name="T25" style:family="text">
      <style:text-properties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26" style:family="text">
      <style:text-properties fo:font-size="12pt" fo:font-style="italic" style:font-size-asian="12pt" style:font-style-asian="italic" style:font-size-complex="12pt" style:font-style-complex="italic"/>
    </style:style>
    <style:style style:name="T27" style:family="text">
      <style:text-properties fo:font-size="12pt" fo:font-style="italic" style:font-name-asian="Times New Roman1" style:font-size-asian="12pt" style:font-style-asian="italic" style:font-name-complex="Times New Roman1" style:font-size-complex="12pt" style:font-style-complex="italic"/>
    </style:style>
    <style:style style:name="T28" style:family="text">
      <style:text-properties fo:font-size="12pt" fo:font-weight="bold" style:font-size-asian="12pt" style:font-weight-asian="bold" style:font-size-complex="12pt" style:font-weight-complex="bold"/>
    </style:style>
    <style:style style:name="T29" style:family="text">
      <style:text-properties fo:font-size="12pt" style:font-name-asian="Times New Roman1" style:font-size-asian="12pt" style:font-name-complex="Times New Roman1" style:font-size-complex="12pt"/>
    </style:style>
    <style:style style:name="T30" style:family="text">
      <style:text-properties style:font-name="Times New Roman1" fo:font-size="12pt" style:font-name-asian="Times New Roman1" style:font-size-asian="12pt" style:font-name-complex="Times New Roman1" style:font-size-complex="12pt"/>
    </style:style>
    <style:style style:name="T31" style:family="text">
      <style:text-properties style:font-name="Times New Roman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32" style:family="text">
      <style:text-properties style:font-name="Times New Roman1" fo:font-size="12pt" fo:font-style="italic" fo:font-weight="bold" fo:background-color="#ffff00" style:font-name-asian="Times New Roman1" style:font-size-asian="12pt" style:font-style-asian="italic" style:font-weight-asian="bold" style:font-name-complex="Times New Roman1" style:font-size-complex="12pt" style:font-style-complex="italic" style:font-weight-complex="bold"/>
    </style:style>
    <style:style style:name="T33" style:family="text">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T34" style:family="text">
      <style:text-properties style:font-name="Times New Roman1" fo:font-size="12pt" fo:font-weight="bold" style:font-name-asian="Times New Roman1" style:font-size-asian="12pt" style:font-name-complex="Times New Roman1" style:font-size-complex="12pt"/>
    </style:style>
    <style:style style:name="T35" style:family="text">
      <style:text-properties style:font-name="Times New Roman1" fo:font-size="12pt" fo:font-weight="bold" fo:background-color="#ffff00" style:font-name-asian="Times New Roman1" style:font-size-asian="12pt" style:font-name-complex="Times New Roman1" style:font-size-complex="12pt"/>
    </style:style>
    <style:style style:name="T36" style:family="text">
      <style:text-properties style:text-underline-style="solid" style:text-underline-width="auto" style:text-underline-color="font-color"/>
    </style:style>
    <style:style style:name="T37" style:family="text">
      <style:text-properties style:font-name-asian="Times New Roman1" style:font-size-asian="12pt" style:font-name-complex="Times New Roman1" style:font-size-complex="12pt"/>
    </style:style>
    <style:style style:name="T38" style:family="text">
      <style:text-properties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39" style:family="text">
      <style:text-properties fo:font-style="italic" fo:font-weight="bold" fo:background-color="#ffff00" style:font-name-asian="Times New Roman1" style:font-size-asian="12pt" style:font-style-asian="italic" style:font-weight-asian="bold" style:font-name-complex="Times New Roman1" style:font-size-complex="12pt" style:font-style-complex="italic" style:font-weight-complex="bold"/>
    </style:style>
    <style:style style:name="T40" style:family="text">
      <style:text-properties fo:color="#555555" style:font-name="inherit" fo:font-size="12.75pt" fo:font-weight="bold" loext:padding="0cm" loext:border="none"/>
    </style:style>
    <style:style style:name="T41" style:family="text">
      <style:text-properties fo:color="#555555" style:font-name="inherit" fo:font-size="12.75pt" fo:font-style="italic" fo:font-weight="normal" loext:padding="0cm" loext:border="none"/>
    </style:style>
    <style:style style:name="T42" style:family="text">
      <style:text-properties fo:color="#555555" style:font-name="Roboto" fo:font-size="12.75pt" fo:font-weight="normal"/>
    </style:style>
    <style:style style:name="T43" style:family="text">
      <style:text-properties fo:color="#555555" style:font-name="Roboto" fo:font-size="12.75pt" fo:letter-spacing="normal" fo:font-style="italic" fo:font-weight="normal" loext:padding="0cm" loext:border="none"/>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Cookies</text:p>
      <text:p text:style-name="Standard"/>
      <text:p text:style-name="P1">Las cookies son pequeños piezas <text:s/><text:span text:style-name="T1">de información textual,</text:span> que un servidor web (o un contenedor de aplicaciones tal como Tomcat) envía a un cliente (navegador ) para identificarlo; </text:p>
      <text:p text:style-name="P1">el navegador <text:span text:style-name="T3">luego devuelve en su petición esa cookie</text:span> (o cookies) cuando visita nuevamente ese sitio web. </text:p>
      <text:p text:style-name="P1">De esta manera el servidor, a través de una página jsp o servlet, lee las cookies que le envió previamente en una conexión anterior.</text:p>
      <text:p text:style-name="P4">Esta técnica permite al cliente ciertas ventajas:</text:p>
      <text:p text:style-name="P6"><text:span text:style-name="T4">Identificar a un usuario durante una sesión de comercio electrónico:</text:span><text:span text:style-name="T5"><text:line-break/></text:span><text:span text:style-name="T8">El mantener información sobre un cliente a lo largo de un proceso que implica múltiples</text:span></text:p>
      <text:p text:style-name="P11">conexiones se puede realizar de tres formas distintas:</text:p>
      <text:p text:style-name="P17"><text:span text:style-name="T23">1. Mediante </text:span><text:span text:style-name="T24">cookies</text:span></text:p>
      <text:list xml:id="list6788724341642797258" text:style-name="L1">
        <text:list-item>
          <text:p text:style-name="P19"><text:span text:style-name="T30">Mediante </text:span><text:span text:style-name="T31">seguimiento de sesiones </text:span><text:span text:style-name="T30">(</text:span><text:span text:style-name="T31">Session Tracking</text:span><text:span text:style-name="T33">)</text:span></text:p>
        </text:list-item>
        <text:list-item>
          <text:p text:style-name="P19"><text:span text:style-name="T30">Mediante la </text:span><text:span text:style-name="T31">reescritura </text:span><text:span text:style-name="T30">de URLs</text:span></text:p>
        </text:list-item>
      </text:list>
      <text:list xml:id="list7844479436061408575" text:style-name="L6">
        <text:list-header>
          <text:p text:style-name="P20"/>
        </text:list-header>
      </text:list>
      <text:p text:style-name="P4"><text:span text:style-name="T36">Evitar la autentificación constantemente:</text:span><text:line-break/></text:p>
      <text:p text:style-name="P4"><text:span text:style-name="T36">Personalizar un sitio:</text:span><text:line-break/> widgets <text:s/>agregados, cuantas pestañas tienes, etc…</text:p>
      <text:p text:style-name="P4"><text:span text:style-name="T36">Publicidad personalizada:</text:span><text:line-break/></text:p>
      <text:p text:style-name="P27"><text:span text:style-name="T23">Las </text:span><text:span text:style-name="T24">cookies </text:span><text:span text:style-name="T23">almacenadas en el cliente son enviadas en principio sólo al servidor que las</text:span></text:p>
      <text:p text:style-name="P17"><text:span text:style-name="T23">originó. Por este motivo (porque las </text:span><text:span text:style-name="T24">cookies </text:span><text:span text:style-name="T23">son enviadas al </text:span><text:span text:style-name="T24">servidor HTTP </text:span><text:span text:style-name="T23">y </text:span><text:span text:style-name="T28">no </text:span><text:span text:style-name="T23">al </text:span><text:span text:style-name="T24">servlet</text:span><text:span text:style-name="T23">), los</text:span></text:p>
      <text:p text:style-name="P18"><text:span text:style-name="T25">servlets </text:span><text:span text:style-name="T29">que se ejecutan en un mismo servidor comparten las mismas </text:span><text:span text:style-name="T25">cookies</text:span><text:span text:style-name="T29">.</text:span></text:p>
      <text:p text:style-name="P12"/>
      <text:p text:style-name="P28">se utilizaría como la ficha que le dan a un cliente en un guardarropa al dejar el</text:p>
      <text:p text:style-name="P11">abrigo y que tiene que entregar para que le reconozcan y le devuelvan dicha prenda. </text:p>
      <text:p text:style-name="P11"/>
      <text:p text:style-name="P14"><text:span text:style-name="T37">Éste sería el sentido de la palabra </text:span><text:span text:style-name="T38">cookie </text:span><text:span text:style-name="T37">en el contexto de los </text:span><text:span text:style-name="T38">servlets</text:span><text:span text:style-name="T37">: algo que se utiliza para que un </text:span><text:span text:style-name="T38">servidor HTTP </text:span><text:span text:style-name="T37">reconozca a un cliente como alguien que ya se había conectado anteriormente. Como era de esperar, los </text:span><text:span text:style-name="T38">cookies </text:span><text:span text:style-name="T37">en </text:span><text:span text:style-name="T38">Java </text:span><text:span text:style-name="T37">son objetos de la clase </text:span><text:span text:style-name="T38">Cookie</text:span><text:span text:style-name="T37">, en el package </text:span><text:span text:style-name="T39">javax.servlet.http</text:span><text:span text:style-name="T2">.</text:span></text:p>
      <text:p text:style-name="P28"/>
      <text:p text:style-name="P32"><text:span text:style-name="T11">El empleo de </text:span><text:span text:style-name="T13">cookies </text:span><text:span text:style-name="T11">en el seguimiento de un cliente requiere que dicho cliente sea capaz de </text:span><text:span text:style-name="T29">soportarlas. Los browsers más extendidos tienen soporte para </text:span><text:span text:style-name="T25">cookies</text:span><text:span text:style-name="T29">. Sin embargo, puede ocurrir que a pesar de estar disponible, dicha opción esté </text:span><text:span text:style-name="T25">desactivada </text:span><text:span text:style-name="T29">por el usuario, por lo que puede ser necesario emplear otras alternativas de seguimiento de clientes como la reescritura de </text:span><text:span text:style-name="T25">URLs</text:span></text:p>
      <text:p text:style-name="P4"/>
      <text:p text:style-name="P32"><text:span text:style-name="T11">Cada </text:span><text:span text:style-name="T13">cookie </text:span><text:span text:style-name="T11">tiene un nombre que puede ser el mismo para varias </text:span><text:span text:style-name="T13">cookies</text:span><text:span text:style-name="T11">, y se almacenan en </text:span><text:span text:style-name="T29">un directorio o fichero predeterminado en el disco duro del cliente. De esta forma, puede mantenerse información acerca del cliente durante días, ya que esa información queda almacenada en el ordenador del cliente (aunque no indefinidamente, pues las </text:span><text:span text:style-name="T25">cookies </text:span><text:span text:style-name="T29">tienen una fecha de caducidad).</text:span></text:p>
      <text:p text:style-name="P33"><text:span text:style-name="T12">La forma de implementar todo esto es relativamente simple gracias a la clase </text:span><text:span text:style-name="T14">Cookie </text:span><text:span text:style-name="T12">incluida </text:span><text:span text:style-name="T23">en el </text:span><text:span text:style-name="T24">Servlet API</text:span><text:span text:style-name="T23">. Para enviar una </text:span><text:span text:style-name="T24">cookie </text:span><text:span text:style-name="T23">es preciso:</text:span></text:p>
      <text:p text:style-name="P17"><text:soft-page-break/><text:span text:style-name="T23">1. Crear un objeto </text:span><text:span text:style-name="T24">Cookie</text:span></text:p>
      <text:p text:style-name="P11">2. Establecer sus atributos (una pareja de valores)</text:p>
      <text:p text:style-name="P17"><text:span text:style-name="T23">3. Enviar la </text:span><text:span text:style-name="T24">cookie</text:span></text:p>
      <text:p text:style-name="P17"><text:span text:style-name="T23">Por otra parte, para obtener información de una </text:span><text:span text:style-name="T24">cookie</text:span><text:span text:style-name="T23">, es necesario:</text:span></text:p>
      <text:p text:style-name="P17"><text:span text:style-name="T23">1. Recoger todas las </text:span><text:span text:style-name="T24">cookies </text:span><text:span text:style-name="T23">de la petición del cliente</text:span></text:p>
      <text:p text:style-name="P17"><text:span text:style-name="T23">2. Encontrar la </text:span><text:span text:style-name="T24">cookie </text:span><text:span text:style-name="T23">precisa</text:span></text:p>
      <text:list xml:id="list9211691856739702629" text:style-name="L7">
        <text:list-item>
          <text:p text:style-name="P13">Obtener el valor recogido en la misma</text:p>
          <text:p text:style-name="P5"/>
        </text:list-item>
      </text:list>
      <text:p text:style-name="P4">¿Y la seguridad?…</text:p>
      <text:p text:style-name="P4"><text:bookmark text:name="more-1751"/>Las cookies no se “interpretan” o ejecutan en un sistema, por lo que no se puede insertar virus en ellas para comprometer la integridad del sistema. </text:p>
      <text:p text:style-name="P4">Los navegadores, generalmente sólo aceptan 20 cookies por sitio, además un navegador nunca poseerá más de 300 cookies en total, y cada cookie esta limitada a un tamaño de 4 KB, así que no se pueden usar para llenar el disco duro de un cliente (especialmente con el tamaño de los discos duros modernos).</text:p>
      <text:p text:style-name="P4"/>
      <text:p text:style-name="Standard"/>
      <text:p text:style-name="Standard"/>
      <text:p text:style-name="Standard"/>
      <text:p text:style-name="P2">Las cookies en Java son objetos de la clase Cookie que se encuentra en el paquete javax.servlet.http</text:p>
      <text:p text:style-name="P3">Some important methods of Cookie class are:</text:p>
      <text:list xml:id="list3437503505503277283" text:style-name="L8">
        <text:list-item>
          <text:p text:style-name="P8"><text:span text:style-name="Strong_20_Emphasis"><text:span text:style-name="T16">getComment()</text:span></text:span><text:span text:style-name="T16"> – Returns the comment describing the purpose of this cookie, used at client side. Note that server doesn’t receive this information when client sends cookie in request header. We can use </text:span><text:span text:style-name="Strong_20_Emphasis"><text:span text:style-name="T16">setComment()</text:span></text:span><text:span text:style-name="T16"> method to set cookie description at server side.</text:span></text:p>
        </text:list-item>
        <text:list-item>
          <text:p text:style-name="P10"><text:span text:style-name="Strong_20_Emphasis"><text:span text:style-name="T16">getDomain()</text:span></text:span><text:span text:style-name="T16"> – returns the domain name for the cookie. We can use </text:span><text:span text:style-name="Strong_20_Emphasis"><text:span text:style-name="T16">setDomain()</text:span></text:span><text:span text:style-name="T16"> method to set the domain name for cookie, if domain name is set then the cookie will be sent only to that particular domain requests.</text:span></text:p>
        </text:list-item>
        <text:list-item>
          <text:p text:style-name="P10"><text:span text:style-name="Strong_20_Emphasis"><text:span text:style-name="T16">getMaxAge()</text:span></text:span><text:span text:style-name="T16"> – returns the maximum age in seconds. We can use </text:span><text:span text:style-name="Strong_20_Emphasis"><text:span text:style-name="T16">setMaxAge()</text:span></text:span><text:span text:style-name="T16"> to set the expiration time of cookie.</text:span></text:p>
        </text:list-item>
        <text:list-item>
          <text:p text:style-name="P10"><text:span text:style-name="Strong_20_Emphasis"><text:span text:style-name="T16">getName()</text:span></text:span><text:span text:style-name="T16"> – returns the name of the cookie, can be used at both browser and server side. There is no setter for name, we can set name once through constructor only.</text:span></text:p>
        </text:list-item>
        <text:list-item>
          <text:p text:style-name="P10"><text:span text:style-name="Strong_20_Emphasis"><text:span text:style-name="T16">getPath()</text:span></text:span><text:span text:style-name="T16"> – Returns the path on the server to which the browser returns this cookie. We will see it’s example where the cookie will be sent to specific resource only. We can use </text:span><text:span text:style-name="Strong_20_Emphasis"><text:span text:style-name="T16">setPath()</text:span></text:span><text:span text:style-name="T16"> to instruct browser to send cookie to a particular resource only.</text:span></text:p>
        </text:list-item>
        <text:list-item>
          <text:p text:style-name="P10"><text:span text:style-name="Strong_20_Emphasis"><text:span text:style-name="T16">getSecure()</text:span></text:span><text:span text:style-name="T16"> – Returns true if the browser is sending cookies only over a secure protocol, or false if the browser can send cookies using any protocol. We can use </text:span><text:span text:style-name="Strong_20_Emphasis"><text:span text:style-name="T16">setSecure()</text:span></text:span><text:span text:style-name="T16"> method to instruct browser to send cookie only over secured protocol.</text:span></text:p>
        </text:list-item>
        <text:list-item>
          <text:p text:style-name="P10"><text:soft-page-break/><text:span text:style-name="Strong_20_Emphasis"><text:span text:style-name="T16">getValue()</text:span></text:span><text:span text:style-name="T16"> – returns the value of the cookie as String. There is also </text:span><text:span text:style-name="Strong_20_Emphasis"><text:span text:style-name="T16">setValue()</text:span></text:span><text:span text:style-name="T16"> method to change the value of cookie.</text:span></text:p>
        </text:list-item>
        <text:list-item>
          <text:p text:style-name="P10"><text:span text:style-name="Strong_20_Emphasis"><text:span text:style-name="T16">getVersion()</text:span></text:span><text:span text:style-name="T16"> – Returns the version of the protocol this cookie complies with. There is also a setter method for version.</text:span></text:p>
        </text:list-item>
        <text:list-item>
          <text:p text:style-name="P10"><text:span text:style-name="Strong_20_Emphasis"><text:span text:style-name="T16">isHttpOnly()</text:span></text:span><text:span text:style-name="T16"> – Checks whether this Cookie has been marked as HttpOnly. There is also a setter method that we can use to instruct client to use it for HTTP only.</text:span></text:p>
        </text:list-item>
      </text:list>
      <text:p text:style-name="P2">Recapitulando:</text:p>
      <text:p text:style-name="Text_20_body"><text:span text:style-name="Strong_20_Emphasis"><text:span text:style-name="T40">Dominio: </text:span></text:span><text:span text:style-name="T42">Establece el nombre de domino (o dominios) para el cual una </text:span><text:span text:style-name="Emphasis"><text:span text:style-name="T41">cookie </text:span></text:span><text:span text:style-name="T42">es valida. Se establece a través del método </text:span><text:span text:style-name="Emphasis"><text:span text:style-name="T41">setDomain(String dominio) </text:span></text:span><text:span text:style-name="T42">de la clase </text:span><text:span text:style-name="Emphasis"><text:span text:style-name="T41">Cookie</text:span></text:span></text:p>
      <text:list xml:id="list1999759992106357969" text:style-name="L9">
        <text:list-item>
          <text:p text:style-name="P9"><text:span text:style-name="Strong_20_Emphasis"><text:span text:style-name="T17">Path: </text:span></text:span><text:span text:style-name="T20">Establece la uri especifica en la que la </text:span><text:span text:style-name="Emphasis"><text:span text:style-name="T18">cookie </text:span></text:span><text:span text:style-name="T20">será valida (e.g: /admin) es útil si no queremos exponer la </text:span><text:span text:style-name="Emphasis"><text:span text:style-name="T18">cookie </text:span></text:span><text:span text:style-name="T20">en toda la aplicación. Se establece como es de esperarse con el metodo </text:span><text:span text:style-name="Emphasis"><text:span text:style-name="T18">setPath(String path) </text:span></text:span><text:span text:style-name="T20">de la clase </text:span><text:span text:style-name="Emphasis"><text:span text:style-name="T18">Cookie</text:span></text:span></text:p>
        </text:list-item>
        <text:list-item>
          <text:p text:style-name="P9"><text:span text:style-name="Strong_20_Emphasis"><text:span text:style-name="T17">Expiración: </text:span></text:span><text:span text:style-name="T20">Indica cuanto debe durar una </text:span><text:span text:style-name="Emphasis"><text:span text:style-name="T18">cookie </text:span></text:span><text:span text:style-name="T20">en el navegador. Este valor se establece en segundos a través del método </text:span><text:span text:style-name="Emphasis"><text:span text:style-name="T18">setMaxAge(int segundos) </text:span></text:span><text:span text:style-name="T20">de la clase </text:span><text:span text:style-name="Emphasis"><text:span text:style-name="T18">Cookie</text:span></text:span></text:p>
        </text:list-item>
        <text:list-item>
          <text:p text:style-name="P9"><text:span text:style-name="Strong_20_Emphasis"><text:span text:style-name="T17">HostOnly: </text:span></text:span><text:span text:style-name="T20">Esta propiedad es muy importante en términos de seguridad, ya que establece si una </text:span><text:span text:style-name="Emphasis"><text:span text:style-name="T18">cookie </text:span></text:span><text:span text:style-name="T20">podrá ser leída por el cliente o solo por el servidor. Piensen que si alguien logra un ataque XSS bien podrían robar las </text:span><text:span text:style-name="Emphasis"><text:span text:style-name="T18">cookies </text:span></text:span><text:span text:style-name="T20">de sus usuarios sin mayores pormenores. <text:s/>Por eso </text:span><text:span text:style-name="Emphasis"><text:span text:style-name="T18">HostOnly</text:span></text:span><text:span text:style-name="T20"> debería ser </text:span><text:span text:style-name="Strong_20_Emphasis"><text:span text:style-name="T17">true</text:span></text:span><text:span text:style-name="T20"> siempre que el dominio desde el cual se esta intentando leer no sea igual al dominio de origen establecido. Por lo tanto la clase no expone un método para manipular esta bandera, si no que mas bien se establece automáticamente siguiendo el mecanismo establecido en la especificación </text:span><text:a xlink:type="simple" xlink:href="https://tools.ietf.org/html/rfc6265#section-5.3" office:target-frame-name="_blank" xlink:show="new" text:style-name="Internet_20_link" text:visited-style-name="Visited_20_Internet_20_Link"><text:span text:style-name="T22">RFC-6265</text:span></text:a><text:span text:style-name="T20"> Sección 5.3 numeral 6.</text:span></text:p>
        </text:list-item>
        <text:list-item>
          <text:p text:style-name="P9"><text:span text:style-name="Strong_20_Emphasis"><text:span text:style-name="T17">Secure: </text:span></text:span><text:span text:style-name="T20">Otra parámetro muy importante que indica que la </text:span><text:span text:style-name="Emphasis"><text:span text:style-name="T18">cookie </text:span></text:span><text:span text:style-name="T20">en cuestión puede ser leída únicamente a través de un protocolo seguro HTTPS o SSL. Y se establece con el metodo </text:span><text:span text:style-name="Emphasis"><text:span text:style-name="T18">setSecure(boolean isSecure) </text:span></text:span><text:span text:style-name="T20">de la clase </text:span><text:span text:style-name="Emphasis"><text:span text:style-name="T18">Cookie.</text:span></text:span></text:p>
        </text:list-item>
        <text:list-item>
          <text:p text:style-name="P9"><text:span text:style-name="Strong_20_Emphasis"><text:span text:style-name="T17">HttpOnly: </text:span></text:span><text:span text:style-name="T20">Es similar a </text:span><text:span text:style-name="Emphasis"><text:span text:style-name="T18">HostOnly </text:span></text:span><text:span text:style-name="T20">excepto que esta si se puede manipular. Funciona como una medida de seguridad extra a la especificación establecida y fue desarrollada por </text:span><text:a xlink:type="simple" xlink:href="https://msdn.microsoft.com/en-us/library/ms972826.aspx" office:target-frame-name="_blank" xlink:show="new" text:style-name="Internet_20_link" text:visited-style-name="Visited_20_Internet_20_Link"><text:span text:style-name="T22">microsoft en el 2002</text:span></text:a><text:span text:style-name="T20"> gracias a la incapacidad del IE6 para apegarse a los estándares mundiales. Java al ser un lenguaje de clase mundial ofrece el metodo </text:span><text:span text:style-name="Emphasis"><text:span text:style-name="T18">setHttpOnly(boolean isHttpOnly) </text:span></text:span><text:span text:style-name="T20">para estos efectos.</text:span></text:p>
        </text:list-item>
      </text:list>
      <text:p text:style-name="P2"/>
      <text:p text:style-name="P29">Crear un objeto Cookie</text:p>
      <text:p text:style-name="P17"><text:span text:style-name="T23">La clase </text:span><text:span text:style-name="T24">javax.servlet.http.Cookie </text:span><text:span text:style-name="T23">tiene un constructor que presenta como argumentos un </text:span><text:span text:style-name="T24">String</text:span></text:p>
      <text:p text:style-name="P17"><text:span text:style-name="T23">con el </text:span><text:span text:style-name="T24">nombre </text:span><text:span text:style-name="T23">de la </text:span><text:span text:style-name="T24">cookie </text:span><text:span text:style-name="T23">y otro </text:span><text:span text:style-name="T24">String </text:span><text:span text:style-name="T23">con su </text:span><text:span text:style-name="T24">valor</text:span><text:span text:style-name="T23">. </text:span></text:p>
      <text:p text:style-name="P17"><text:span text:style-name="T23">Es importante hacer notar que toda la información almacenada en </text:span><text:span text:style-name="T24">cookies </text:span><text:span text:style-name="T23">lo es en forma de </text:span><text:span text:style-name="T24">String</text:span><text:span text:style-name="T23">, por lo que será preciso convertir cualquier valor a </text:span><text:span text:style-name="T24">String </text:span><text:span text:style-name="T23">antes de añadirlo a una </text:span><text:span text:style-name="T24">cookie</text:span><text:span text:style-name="T23">.</text:span></text:p>
      <text:p text:style-name="P17"><text:span text:style-name="T23">Hay que ser cuidadosos con los </text:span><text:span text:style-name="T24">nombres </text:span><text:span text:style-name="T23">empleados, ya que aquellos que contengan caracteres</text:span></text:p>
      <text:p text:style-name="P11">especiales pueden no ser válidos. Adicionalmente, aquellos que comienzan por el símbolo de dólar</text:p>
      <text:p text:style-name="P17"><text:span text:style-name="T23">(</text:span><text:span text:style-name="T28">$</text:span><text:span text:style-name="T23">) no pueden emplearse, por estar reservados.</text:span></text:p>
      <text:p text:style-name="P11"/>
      <text:p text:style-name="P17"><text:span text:style-name="T23">Con respecto al </text:span><text:span text:style-name="T24">valor </text:span><text:span text:style-name="T23">de la </text:span><text:span text:style-name="T24">cookie</text:span><text:span text:style-name="T23">, en principio puede tener cualquier forma, aunque hay que</text:span></text:p>
      <text:p text:style-name="P17"><text:soft-page-break/><text:span text:style-name="T23">tener cautela con el valor </text:span><text:span text:style-name="T24">null</text:span><text:span text:style-name="T23">, que puede ser incorrectamente manejado por los browsers.</text:span></text:p>
      <text:p text:style-name="P17"><text:span text:style-name="T23">Adicionalmente, </text:span><text:span text:style-name="T24"><text:s/></text:span><text:span text:style-name="T23">deben evitarse aquellos valores que contenganun espacio en blanco o los siguientes caracteres:</text:span></text:p>
      <text:p text:style-name="P21">[ ] ( ) = , “ / ? @:;</text:p>
      <text:p text:style-name="P24"/>
      <text:p text:style-name="P25"><text:span text:style-name="T23">Por último, es importante saber que es necesario crear la </text:span><text:span text:style-name="T24">cookie </text:span><text:span text:style-name="T23">antes de acceder al </text:span><text:span text:style-name="T26">Writer </text:span><text:span text:style-name="T23">del</text:span></text:p>
      <text:p text:style-name="P25"><text:span text:style-name="T23">objeto </text:span><text:span text:style-name="T24">HttpServletResponse</text:span><text:span text:style-name="T23">, pues como las </text:span><text:span text:style-name="T24">cookies </text:span><text:span text:style-name="T23">son enviadas al cliente en el </text:span><text:span text:style-name="T26">header </text:span><text:span text:style-name="T23">del</text:span></text:p>
      <text:p text:style-name="P26"><text:span text:style-name="T29">mensaje, y éstas deben ser escritas antes de crear el </text:span><text:span text:style-name="T27">Writer</text:span></text:p>
      <text:p text:style-name="P4">Operatividad</text:p>
      <text:p text:style-name="P1">1.-Crear un objeto cookie a partir de la clase Cookie con</text:p>
      <text:p text:style-name="P30"><text:span text:style-name="Strong_20_Emphasis"><text:span text:style-name="T34">Por ejemplo, el siguiente código crea una </text:span></text:span><text:span text:style-name="Strong_20_Emphasis"><text:span text:style-name="T32">cookie </text:span></text:span><text:span text:style-name="Strong_20_Emphasis"><text:span text:style-name="T35">con el nombre “</text:span></text:span><text:span text:style-name="Strong_20_Emphasis"><text:span text:style-name="T32">Compra</text:span></text:span><text:span text:style-name="Strong_20_Emphasis"><text:span text:style-name="T35">”</text:span></text:span><text:span text:style-name="Strong_20_Emphasis"><text:span text:style-name="T34"> y el valor de</text:span></text:span></text:p>
      <text:p text:style-name="P17"><text:span text:style-name="T24">IdObjetoAComprar</text:span><text:span text:style-name="T23">, que es una variable que contiene la identificación de un objeto a comprar</text:span></text:p>
      <text:p text:style-name="P15">(301):</text:p>
      <text:p text:style-name="P21">...</text:p>
      <text:p text:style-name="P21">String IdObjetoAComprar = new String("301");</text:p>
      <text:p text:style-name="P21">if(IdObjetoAComprar!=null)</text:p>
      <text:p text:style-name="P22">Cookie miCookie=new Cookie("Compra", IdObjetoAComprar);</text:p>
      <text:p text:style-name="P22"/>
      <text:p text:style-name="P16">Establecer los atributos de la cookie</text:p>
      <text:p text:style-name="P16"/>
      <text:p text:style-name="P4">2.-Vamos a fijar su fecha de caducidad/expiración por medio del método,</text:p>
      <text:p text:style-name="P7"><text:span text:style-name="Strong_20_Emphasis"><text:span text:style-name="T6">Galleta.setMaxAge(1*365*24*60*60); //Expira dentro de un año. En segundos</text:span></text:span></text:p>
      <text:p text:style-name="P7"><text:span text:style-name="Strong_20_Emphasis"><text:span text:style-name="T7">Galleta.setMaxAge(-1); //Expira al finalizar la sesión del cliente/navegador,</text:span></text:span><text:span text:style-name="Strong_20_Emphasis"><text:span text:style-name="T9">hacer que sea eliminada al cerrar el browser</text:span></text:span></text:p>
      <text:p text:style-name="P4">3.- Vamos a eliminar una cookie haciendo que su expiración sea cero, con</text:p>
      <text:p text:style-name="P7"><text:span text:style-name="Strong_20_Emphasis"><text:span text:style-name="T6">Galleta.setMaxAge(0); //El cliente/navegador eliminará la cookie en la siguiente llamada.</text:span></text:span></text:p>
      <text:p text:style-name="P4">4.- Vamos a limitar el directorio donde se encuentra la página jsp o servlet que tendrá acceso a las cookies, con</text:p>
      <text:p text:style-name="P7"><text:span text:style-name="Strong_20_Emphasis"><text:span text:style-name="T6">Galleta.setPath(“/”); //Directorio por defecto desde donde se capturarán las cookies.</text:span></text:span></text:p>
      <text:p text:style-name="P34"><text:span text:style-name="Strong_20_Emphasis"><text:span text:style-name="T10">Enviar la cookie</text:span></text:span></text:p>
      <text:p text:style-name="P17"><text:span text:style-name="T23">Las </text:span><text:span text:style-name="T24">cookies </text:span><text:span text:style-name="T23">son enviadas como parte del </text:span><text:span text:style-name="T26">header </text:span><text:span text:style-name="T23">de la respuesta al cliente. Por ello, tienen que ser</text:span></text:p>
      <text:p text:style-name="P17"><text:span text:style-name="T23">añadidas a un objeto </text:span><text:span text:style-name="T24">HttpServletResponse </text:span><text:span text:style-name="T23">mediante el método </text:span><text:span text:style-name="T24">addCookie(Cookie)</text:span><text:span text:style-name="T23">. Tal y como se</text:span></text:p>
      <text:p text:style-name="P17"><text:span text:style-name="T23">ha explicado con anterioridad, esto debe realizarse antes de llamar al método </text:span><text:span text:style-name="T24">getWriter() </text:span><text:span text:style-name="T23">de ese</text:span></text:p>
      <text:p text:style-name="P12">mismo objeto.</text:p>
      <text:p text:style-name="P4">3.-Vamos a enviar esta cookie al solicitante de la página a través del objeto implícito response con</text:p>
      <text:p text:style-name="P7"><text:span text:style-name="Strong_20_Emphasis"><text:span text:style-name="T6">response.addCookie(</text:span></text:span><text:span text:style-name="Strong_20_Emphasis"><text:span text:style-name="T15">miCookie</text:span></text:span><text:span text:style-name="Strong_20_Emphasis"><text:span text:style-name="T6">);</text:span></text:span></text:p>
      <text:p text:style-name="P4">5.-Vamos a recuperar todas las posibles cookies almacenadas en el cliente con,</text:p>
      <text:p text:style-name="P7"><text:span text:style-name="Strong_20_Emphasis"><text:span text:style-name="T6">Cookie[] todas = request.getCookies(); //Recuperar todas las cookies</text:span></text:span></text:p>
      <text:p text:style-name="P7"><text:span text:style-name="Strong_20_Emphasis"><text:span text:style-name="T6">Cookie[] todas= request.getCookies(“kuki”); //Recuperar una cookies llamada kuki</text:span></text:span></text:p>
      <text:p text:style-name="P31">public void doGet(HttpServletRequest req, HttpServletResponse resp)</text:p>
      <text:p text:style-name="P21">throws ServletException, IOException {</text:p>
      <text:p text:style-name="P21">...</text:p>
      <text:p text:style-name="P21">Cookie miCookie=new Cookie("Nombre","Valor");</text:p>
      <text:p text:style-name="P21">miCookie.setMaxAge(-1);</text:p>
      <text:p text:style-name="P21">miCookie.setComment("Esto es un comentario");</text:p>
      <text:p text:style-name="P23">response.addCookie(miCookie);</text:p>
      <text:p text:style-name="P21">PrintWriter out=resp.getWriter();</text:p>
      <text:p text:style-name="P21">...</text:p>
      <text:p text:style-name="P22">}</text:p>
      <text:p text:style-name="P22"><text:soft-page-break/></text:p>
      <text:p text:style-name="P16">Obtener el valor de la cookie</text:p>
      <text:p text:style-name="P17"><text:span text:style-name="T23">Para obtener el valor de una </text:span><text:span text:style-name="T24">cookie </text:span><text:span text:style-name="T23">se utiliza el método </text:span><text:span text:style-name="T24">getValue() </text:span><text:span text:style-name="T23">de la clase </text:span><text:span text:style-name="T24">Cookie</text:span><text:span text:style-name="T23">. Obsérvese el</text:span></text:p>
      <text:p text:style-name="P11">siguiente ejemplo. Supóngase que se tiene una tienda virtual de libros y que un usuario ha decidido</text:p>
      <text:p text:style-name="P17"><text:span text:style-name="T23">eliminar un libro del carro de la compra. Se tienen dos </text:span><text:span text:style-name="T24">cookies </text:span><text:span text:style-name="T23">con el mismo nombre (</text:span><text:span text:style-name="T24">compra</text:span><text:span text:style-name="T23">),</text:span></text:p>
      <text:p text:style-name="P17"><text:span text:style-name="T23">pero con dos valores (</text:span><text:span text:style-name="T24">libro1</text:span><text:span text:style-name="T23">, </text:span><text:span text:style-name="T24">libro2</text:span><text:span text:style-name="T23">). Si se quiere eliminar el valor </text:span><text:span text:style-name="T24">libro1</text:span><text:span text:style-name="T23">:</text:span></text:p>
      <text:p text:style-name="P21">...</text:p>
      <text:p text:style-name="P21">String libroABorrar=req.getParameter("Borrar");</text:p>
      <text:p text:style-name="P21">...</text:p>
      <text:p text:style-name="P21">if(libroABorrar!=null) {</text:p>
      <text:p text:style-name="P21">Cookie[] arrayCookies=req.getCookies();</text:p>
      <text:p text:style-name="P21">for(i=0;i&lt;arrayCookies.length;i++) {</text:p>
      <text:p text:style-name="P21"><text:tab/>Cookie miCookie=arrayCookies[i];</text:p>
      <text:p text:style-name="P23"><text:tab/>if(miCookie.getName().equals("compra") &amp;&amp; miCookie.getValue.equals("libro1") {</text:p>
      <text:p text:style-name="P21"><text:tab/><text:tab/>miCookie.setMaxAge(0); // Elimina la cookie</text:p>
      <text:p text:style-name="P23"><text:tab/>} // fin del if</text:p>
      <text:p text:style-name="P21">} // fin del for</text:p>
      <text:p text:style-name="P21">} // fin del if</text:p>
      <text:p text:style-name="P22">...</text:p>
      <text:p text:style-name="Standard"/>
      <text:p text:style-name="P35"><text:span text:style-name="T20">Crear una </text:span><text:span text:style-name="Emphasis"><text:span text:style-name="T43">cookie </text:span></text:span><text:span text:style-name="T20">es bastante fácil cuando utilizamos la clase </text:span><text:span text:style-name="Emphasis"><text:span text:style-name="T19">Cookie</text:span></text:span><text:span text:style-name="T21"> </text:span><text:span text:style-name="T20">que encontramos en el paquete javax.servlet.http, simplemente hacemos una instancia de esta clase y la mandamos en la respuesta del servidor con el método </text:span><text:span text:style-name="Emphasis"><text:span text:style-name="T43">addCookie</text:span></text:span></text:p>
      <text:p text:style-name="Standard"/>
      <text:p text:style-name="Standard">private static final void galleta(HttpServletRequest request, HttpServletResponse response) {</text:p>
      <text:p text:style-name="Standard"><text:s text:c="2"/>Cookie galletaColor = new Cookie("color", "rojo");</text:p>
      <text:p text:style-name="Standard"><text:s text:c="2"/>response.addCookie(galletaColor);</text:p>
      <text:p text:style-name="Standard">}</text:p>
      <text:p text:style-name="Standard"/>
      <text:p text:style-name="Standard"/>
      <text:p text:style-name="Standard"/>
      <text:p text:style-name="Standard"/>
      <text:p text:style-name="Standard"><text:span text:style-name="T20">Finalmente si deseamos quitar una </text:span><text:span text:style-name="Emphasis"><text:span text:style-name="T43">cookie, </text:span></text:span><text:span text:style-name="T20">basta con poner el tiempo de expiación en 0, y en la siguiente respuesta el navegador interpretara esto como que debe borrar dicha cookie.</text:span></text:p>
      <text:p text:style-name="Standard"/>
      <text:p text:style-name="Standard">private static final void galleta(HttpServletRequest request, HttpServletResponse response) {</text:p>
      <text:p text:style-name="Standard"><text:s text:c="2"/>Cookie galletaColor = new Cookie("color", "rojo");</text:p>
      <text:p text:style-name="Standard"><text:s text:c="2"/>galletaColor.setMaxAge(0);</text:p>
      <text:p text:style-name="Standard"><text:s text:c="2"/>response.addCookie(galletaColor);</text:p>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Helvetica" svg:font-family="Helvetica, Arial, Tahoma, sans-serif"/>
    <style:font-face style:name="OpenSymbol1" svg:font-family="OpenSymbol"/>
    <style:font-face style:name="Roboto" svg:font-family="Roboto, Arial, sans-serif"/>
    <style:font-face style:name="inherit" svg:font-family="inherit"/>
    <style:font-face style:name="synthese" svg:font-family="synthese, sans-serif"/>
    <style:font-face style:name="Times New Roman1" svg:font-family="'Times New Roman'" style:font-family-generic="roman"/>
    <style:font-face style:name="Arial2" svg:font-family="Arial"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09T20:10:25.33</meta:creation-date>
    <meta:document-statistic meta:table-count="0" meta:image-count="0" meta:object-count="0" meta:page-count="5" meta:paragraph-count="130" meta:word-count="1840" meta:character-count="11621"/>
    <dc:date>2019-12-09T20:10:50.16</dc:date>
    <meta:editing-duration>PT25S</meta:editing-duration>
    <meta:editing-cycles>1</meta:editing-cycles>
    <meta:generator>OpenOffice/4.1.5$Win32 OpenOffice.org_project/415m1$Build-9789</meta:generator>
  </office:meta>
</office:document-meta>
</file>